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f58b5" officeooo:paragraph-rsid="001f58b5" style:font-style-asian="normal" style:font-style-complex="normal"/>
    </style:style>
    <style:style style:name="P2" style:family="paragraph" style:parent-style-name="Standard">
      <style:text-properties fo:font-style="normal" officeooo:rsid="0021b894" officeooo:paragraph-rsid="0021b894" style:font-style-asian="normal" style:font-style-complex="normal"/>
    </style:style>
    <style:style style:name="P3" style:family="paragraph" style:parent-style-name="Standard">
      <style:text-properties fo:font-style="normal" officeooo:rsid="0021b894" officeooo:paragraph-rsid="0021b894" style:font-style-asian="normal" style:font-style-complex="normal"/>
    </style:style>
    <style:style style:name="P4" style:family="paragraph" style:parent-style-name="Standard">
      <style:text-properties fo:font-style="normal" officeooo:rsid="00230311" officeooo:paragraph-rsid="00230311" style:font-style-asian="normal" style:font-style-complex="normal"/>
    </style:style>
    <style:style style:name="T1" style:family="text">
      <style:text-properties officeooo:rsid="002011a6"/>
    </style:style>
    <style:style style:name="T2" style:family="text">
      <style:text-properties officeooo:rsid="0021b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:56 – Trabajé sobre el <text:span text:style-name="T2">código</text:span> de la plataforma antigua, cree una aplic<text:span text:style-name="T1">a</text:span>ción nueva en la que incluí 3 modelos del proyecto nuestro para adaptar lo que se tiene para hacer más flexible el manejo de datos y sensores.</text:p>
      <text:p text:style-name="P2">En al momento de migrar me fije que tiró errores, debido a que a la base de datos se accede por medio del usuario pi.</text:p>
      <text:p text:style-name="P2">Cree el usuario y quedo listo para trabajar con una nueva estructura.</text:p>
      <text:p text:style-name="P2"/>
      <text:p text:style-name="P4">Lo realizado en este día corresponde a lo planteado en día 22 de enero del año 2018 y que se plasma en el reporte: reporteEnero-222018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2:56:37.909918833</meta:creation-date>
    <dc:date>2018-01-31T13:03:35.503439889</dc:date>
    <meta:editing-duration>PT4M50S</meta:editing-duration>
    <meta:editing-cycles>4</meta:editing-cycles>
    <meta:generator>LibreOffice/5.3.7.2.0$Linux_X86_64 LibreOffice_project/30m0$Build-2</meta:generator>
    <meta:document-statistic meta:table-count="0" meta:image-count="0" meta:object-count="0" meta:page-count="1" meta:paragraph-count="4" meta:word-count="100" meta:character-count="539" meta:non-whitespace-character-count="442"/>
  </office:meta>
</office:document-meta>
</file>